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2.434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778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91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2.196cm"/>
    </style:style>
    <style:style style:name="co18" style:family="table-column">
      <style:table-column-properties fo:break-before="auto" style:column-width="2.593cm"/>
    </style:style>
    <style:style style:name="co19" style:family="table-column">
      <style:table-column-properties fo:break-before="auto" style:column-width="2.805cm"/>
    </style:style>
    <style:style style:name="co20" style:family="table-column">
      <style:table-column-properties fo:break-before="auto" style:column-width="2.037cm"/>
    </style:style>
    <style:style style:name="co21" style:family="table-column">
      <style:table-column-properties fo:break-before="auto" style:column-width="6.403cm"/>
    </style:style>
    <style:style style:name="co22" style:family="table-column">
      <style:table-column-properties fo:break-before="auto" style:column-width="2.09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61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" table:default-cell-style-name="ce3"/>
        <table:table-column table:style-name="co8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7" table:number-columns-repeated="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8" table:default-cell-style-name="ce3"/>
        <table:table-column table:style-name="co7" table:default-cell-style-name="ce3"/>
        <table:table-column table:style-name="co20" table:default-cell-style-name="ce3"/>
        <table:table-column table:style-name="co7" table:number-columns-repeated="3" table:default-cell-style-name="ce3"/>
        <table:table-column table:style-name="co21" table:default-cell-style-name="ce3"/>
        <table:table-column table:style-name="co7" table:default-cell-style-name="ce3"/>
        <table:table-column table:style-name="co22" table:default-cell-style-name="ce3"/>
        <table:table-column table:style-name="co4" table:default-cell-style-name="ce3"/>
        <table:table-column table:style-name="co7" table:default-cell-style-name="ce3"/>
        <table:table-column table:style-name="co23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24" table:default-cell-style-name="ce3"/>
        <table:table-column table:style-name="co25" table:default-cell-style-name="ce3"/>
        <table:table-column table:style-name="co7" table:number-columns-repeated="976" table:default-cell-style-name="ce3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2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<text:span text:style-name="T1">σ</text:span>)</text:p>
          </table:table-cell>
          <table:table-cell/>
          <table:table-cell table:style-name="ce2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2" office:value-type="string" calcext:value-type="string">
            <text:p>COEFICIENTE DE ABSORÇAO MÁSSICA</text:p>
          </table:table-cell>
          <table:table-cell table:style-name="ce2" office:value-type="string" calcext:value-type="string">
            <text:p>TABELA 4</text:p>
          </table:table-cell>
          <table:table-cell table:style-name="ce6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2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.6</text:p>
          </table:table-cell>
          <table:table-cell office:value-type="float" office:value="24.74" calcext:value-type="float">
            <text:p>24.74</text:p>
          </table:table-cell>
          <table:table-cell table:formula="of:=[.G2]/(2.355*SQRT([.D2]))" office:value-type="float" office:value="0.202852048167485" calcext:value-type="float">
            <text:p>0.2028520482</text:p>
          </table:table-cell>
          <table:table-cell table:formula="of:=[.G2]/(2.355*SQRT([.D2]-[.E2]))" office:value-type="float" office:value="0.210064148483273" calcext:value-type="float">
            <text:p>0.2100641485</text:p>
          </table:table-cell>
          <table:table-cell table:formula="of:=[.G2]/[.F2]" office:value-type="float" office:value="0.0562784349408553" calcext:value-type="float">
            <text:p>0.0562784349</text:p>
          </table:table-cell>
          <table:table-cell table:formula="of:=[.G2]/[.F2]^2*[.H2]" office:value-type="float" office:value="0.0000259695081788286" calcext:value-type="float">
            <text:p>2.59695081788286E-005</text:p>
          </table:table-cell>
          <table:table-cell table:formula="of:=[.G2]/[.F2]^2*[.I2]" office:value-type="float" office:value="0.000026892815090587" calcext:value-type="float">
            <text:p>2.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F2]" office:value-type="float" office:value="439.6" calcext:value-type="float">
            <text:p>439.6</text:p>
          </table:table-cell>
          <table:table-cell table:style-name="ce4" table:formula="of:=[.H2]" office:value-type="float" office:value="0.202852048167485" calcext:value-type="float">
            <text:p>0.20</text:p>
          </table:table-cell>
          <table:table-cell table:style-name="ce4" table:formula="of:=[.$O$5]*[.S2]+[.$O$6]" office:value-type="float" office:value="664.1914" calcext:value-type="float">
            <text:p>664.19</text:p>
          </table:table-cell>
          <table:table-cell table:style-name="ce4" table:formula="of:=[.$O$5]*[.T2]+[.S2]*[.$P$5]+[.$P$6]" office:value-type="float" office:value="0.523943740684735" calcext:value-type="float">
            <text:p>0.52</text:p>
          </table:table-cell>
          <table:table-cell table:style-name="ce4" table:formula="of:=ABS([.U2]-[.C2])/[.C2]*100" office:value-type="float" office:value="0.331027190332333" calcext:value-type="float">
            <text:p>0.33</text:p>
          </table:table-cell>
          <table:table-cell table:style-name="ce4" table:formula="of:=ABS([.U2]-[.C2])/[.V2]" office:value-type="float" office:value="4.182510124343" calcext:value-type="float">
            <text:p>4.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O$5]*[.G2]+[.$O$6]" office:value-type="float" office:value="38.16766" calcext:value-type="float">
            <text:p>38.16766</text:p>
          </table:table-cell>
          <table:table-cell table:formula="of:=[.$P$5]*[.AB2]+[.$P$6]" office:value-type="float" office:value="0.057267064" calcext:value-type="float">
            <text:p>0.057267064</text:p>
          </table:table-cell>
          <table:table-cell table:formula="of:=[.U2]" office:value-type="float" office:value="664.1914" calcext:value-type="float">
            <text:p>664.1914</text:p>
          </table:table-cell>
          <table:table-cell table:formula="of:=[.V2]" office:value-type="float" office:value="0.523943740684735" calcext:value-type="float">
            <text:p>0.5239437407</text:p>
          </table:table-cell>
          <table:table-cell table:formula="of:=[.AB2]/[.AD2]" office:value-type="float" office:value="0.057464851246192" calcext:value-type="float">
            <text:p>0.0574648512</text:p>
          </table:table-cell>
          <table:table-cell table:style-name="ce5" table:formula="of:=[.AB2]/[.AD2]^2*[.AE2]+[.AC2]/[.AD2]" office:value-type="float" office:value="0.000131551557457416" calcext:value-type="float">
            <text:p>1.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M2]" office:value-type="float" office:value="0" calcext:value-type="float">
            <text:p>0</text:p>
          </table:table-cell>
          <table:table-cell table:formula="of:=[.AO2]/[.$AK$5]" office:value-type="float" office:value="0" calcext:value-type="float">
            <text:p>0</text:p>
          </table:table-cell>
          <table:table-cell table:formula="of:=[.AP2]/[.$AK$5]" office:value-type="float" office:value="0" calcext:value-type="float">
            <text:p>0</text:p>
          </table:table-cell>
          <table:table-cell table:formula="of:=LN([.AV2]/[.$AV$2])" office:value-type="string" office:string-value="" calcext:value-type="error">
            <text:p>#DIV/0!</text:p>
          </table:table-cell>
          <table:table-cell table:formula="of:=[.AP2]/[.AO2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.73</text:p>
          </table:table-cell>
          <table:table-cell office:value-type="float" office:value="31.88" calcext:value-type="float">
            <text:p>31.88</text:p>
          </table:table-cell>
          <table:table-cell table:formula="of:=[.G3]/(2.355*SQRT([.D3]))" office:value-type="float" office:value="0.250516292368362" calcext:value-type="float">
            <text:p>0.2505162924</text:p>
          </table:table-cell>
          <table:table-cell table:formula="of:=[.G3]/(2.355*SQRT([.D3]-[.E3]))" office:value-type="float" office:value="0.257302708811871" calcext:value-type="float">
            <text:p>0.2573027088</text:p>
          </table:table-cell>
          <table:table-cell table:formula="of:=[.G3]/[.F3]" office:value-type="float" office:value="0.0412030036317579" calcext:value-type="float">
            <text:p>0.0412030036</text:p>
          </table:table-cell>
          <table:table-cell table:formula="of:=[.G3]/[.F3]^2*[.H3]" office:value-type="float" office:value="0.0000133406016365762" calcext:value-type="float">
            <text:p>1.33406016365762E-005</text:p>
          </table:table-cell>
          <table:table-cell table:formula="of:=[.G3]/[.F3]^2*[.I3]" office:value-type="float" office:value="0.0000137019948116741" calcext:value-type="float">
            <text:p>0.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F3]" office:value-type="float" office:value="773.73" calcext:value-type="float">
            <text:p>773.73</text:p>
          </table:table-cell>
          <table:table-cell table:style-name="ce4" table:formula="of:=[.H3]" office:value-type="float" office:value="0.250516292368362" calcext:value-type="float">
            <text:p>0.25</text:p>
          </table:table-cell>
          <table:table-cell table:style-name="ce4" table:formula="of:=[.$O$5]*[.S3]+[.$O$6]" office:value-type="float" office:value="1168.39357" calcext:value-type="float">
            <text:p>1168.39</text:p>
          </table:table-cell>
          <table:table-cell table:style-name="ce4" table:formula="of:=[.$O$5]*[.T3]+[.S3]*[.$P$5]+[.$P$6]" office:value-type="float" office:value="0.729521085183858" calcext:value-type="float">
            <text:p>0.73</text:p>
          </table:table-cell>
          <table:table-cell table:style-name="ce4" table:formula="of:=ABS([.U3]-[.C3])/[.C3]*100" office:value-type="float" office:value="0.392705029838026" calcext:value-type="float">
            <text:p>0.39</text:p>
          </table:table-cell>
          <table:table-cell table:style-name="ce4" table:formula="of:=ABS([.U3]-[.C3])/[.V3]" office:value-type="float" office:value="6.31432057764185" calcext:value-type="float">
            <text:p>6.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O$5]*[.G3]+[.$O$6]" office:value-type="float" office:value="48.94192" calcext:value-type="float">
            <text:p>48.94192</text:p>
          </table:table-cell>
          <table:table-cell table:formula="of:=[.$P$5]*[.AB3]+[.$P$6]" office:value-type="float" office:value="0.061576768" calcext:value-type="float">
            <text:p>0.061576768</text:p>
          </table:table-cell>
          <table:table-cell table:formula="of:=[.U3]" office:value-type="float" office:value="1168.39357" calcext:value-type="float">
            <text:p>1168.39357</text:p>
          </table:table-cell>
          <table:table-cell table:formula="of:=[.V3]" office:value-type="float" office:value="0.729521085183858" calcext:value-type="float">
            <text:p>0.7295210852</text:p>
          </table:table-cell>
          <table:table-cell table:formula="of:=[.AB3]/[.AD3]" office:value-type="float" office:value="0.0418882140886825" calcext:value-type="float">
            <text:p>0.0418882141</text:p>
          </table:table-cell>
          <table:table-cell table:style-name="ce5" table:formula="of:=[.AB3]/[.AD3]^2*[.AE3]+[.AC3]/[.AD3]" office:value-type="float" office:value="0.0000788562225641052" calcext:value-type="float">
            <text:p>7.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M3]" office:value-type="float" office:value="900" calcext:value-type="float">
            <text:p>900</text:p>
          </table:table-cell>
          <table:table-cell table:formula="of:=[.AO3]/[.$AK$5]" office:value-type="float" office:value="0" calcext:value-type="float">
            <text:p>0</text:p>
          </table:table-cell>
          <table:table-cell table:formula="of:=[.AP3]/[.$AK$5]" office:value-type="float" office:value="0" calcext:value-type="float">
            <text:p>0</text:p>
          </table:table-cell>
          <table:table-cell table:formula="of:=LN([.AV3]/[.$AV$2])" office:value-type="string" office:string-value="" calcext:value-type="error">
            <text:p>#DIV/0!</text:p>
          </table:table-cell>
          <table:table-cell table:formula="of:=[.AP3]/[.AO3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.95</text:p>
          </table:table-cell>
          <table:table-cell office:value-type="float" office:value="42.97" calcext:value-type="float">
            <text:p>42.97</text:p>
          </table:table-cell>
          <table:table-cell table:formula="of:=[.G4]/(2.355*SQRT([.D4]))" office:value-type="float" office:value="0.342144565483307" calcext:value-type="float">
            <text:p>0.3421445655</text:p>
          </table:table-cell>
          <table:table-cell table:formula="of:=[.G4]/(2.355*SQRT([.D4]-[.E4]))" office:value-type="float" office:value="0.347312089791158" calcext:value-type="float">
            <text:p>0.3473120898</text:p>
          </table:table-cell>
          <table:table-cell table:formula="of:=[.G4]/[.F4]" office:value-type="float" office:value="0.0489435617062475" calcext:value-type="float">
            <text:p>0.0489435617</text:p>
          </table:table-cell>
          <table:table-cell table:formula="of:=[.G4]/[.F4]^2*[.H4]" office:value-type="float" office:value="0.0000190737213431169" calcext:value-type="float">
            <text:p>1.90737213431169E-005</text:p>
          </table:table-cell>
          <table:table-cell table:formula="of:=[.G4]/[.F4]^2*[.I4]" office:value-type="float" office:value="0.0000193617981639265" calcext:value-type="float">
            <text:p>1.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F4]" office:value-type="float" office:value="877.95" calcext:value-type="float">
            <text:p>877.95</text:p>
          </table:table-cell>
          <table:table-cell table:style-name="ce4" table:formula="of:=[.H4]" office:value-type="float" office:value="0.342144565483307" calcext:value-type="float">
            <text:p>0.34</text:p>
          </table:table-cell>
          <table:table-cell table:style-name="ce4" table:formula="of:=[.$O$5]*[.S4]+[.$O$6]" office:value-type="float" office:value="1325.66155" calcext:value-type="float">
            <text:p>1325.66</text:p>
          </table:table-cell>
          <table:table-cell table:style-name="ce4" table:formula="of:=[.$O$5]*[.T4]+[.S4]*[.$P$5]+[.$P$6]" office:value-type="float" office:value="0.90947614931431" calcext:value-type="float">
            <text:p>0.91</text:p>
          </table:table-cell>
          <table:table-cell table:style-name="ce4" table:formula="of:=ABS([.U4]-[.C4])/[.C4]*100" office:value-type="float" office:value="0.550521380345084" calcext:value-type="float">
            <text:p>0.55</text:p>
          </table:table-cell>
          <table:table-cell table:style-name="ce4" table:formula="of:=ABS([.U4]-[.C4])/[.V4]" office:value-type="float" office:value="8.06887569897541" calcext:value-type="float">
            <text:p>8.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O$5]*[.G4]+[.$O$6]" office:value-type="float" office:value="65.67673" calcext:value-type="float">
            <text:p>65.67673</text:p>
          </table:table-cell>
          <table:table-cell table:formula="of:=[.$P$5]*[.AB4]+[.$P$6]" office:value-type="float" office:value="0.068270692" calcext:value-type="float">
            <text:p>0.068270692</text:p>
          </table:table-cell>
          <table:table-cell table:formula="of:=[.U4]" office:value-type="float" office:value="1325.66155" calcext:value-type="float">
            <text:p>1325.66155</text:p>
          </table:table-cell>
          <table:table-cell table:formula="of:=[.V4]" office:value-type="float" office:value="0.90947614931431" calcext:value-type="float">
            <text:p>0.9094761493</text:p>
          </table:table-cell>
          <table:table-cell table:formula="of:=[.AB4]/[.AD4]" office:value-type="float" office:value="0.0495426076135345" calcext:value-type="float">
            <text:p>0.0495426076</text:p>
          </table:table-cell>
          <table:table-cell table:style-name="ce5" table:formula="of:=[.AB4]/[.AD4]^2*[.AE4]+[.AC4]/[.AD4]" office:value-type="float" office:value="0.0000854882696110083" calcext:value-type="float">
            <text:p>8.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M4]" office:value-type="float" office:value="1800" calcext:value-type="float">
            <text:p>1800</text:p>
          </table:table-cell>
          <table:table-cell table:formula="of:=[.AO4]/[.$AK$5]" office:value-type="float" office:value="0" calcext:value-type="float">
            <text:p>0</text:p>
          </table:table-cell>
          <table:table-cell table:formula="of:=[.AP4]/[.$AK$5]" office:value-type="float" office:value="0" calcext:value-type="float">
            <text:p>0</text:p>
          </table:table-cell>
          <table:table-cell table:formula="of:=LN([.AV4]/[.$AV$2])" office:value-type="string" office:string-value="" calcext:value-type="error">
            <text:p>#DIV/0!</text:p>
          </table:table-cell>
          <table:table-cell table:formula="of:=[.AP4]/[.AO4]+[.$AP$2]/[.$AO$2]" office:value-type="string" office:string-value="" calcext:value-type="error">
            <text:p>#DIV/0!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.85</text:p>
          </table:table-cell>
          <table:table-cell office:value-type="float" office:value="4.67" calcext:value-type="float">
            <text:p>4.67</text:p>
          </table:table-cell>
          <table:table-cell table:formula="of:=[.G5]/(2.355*SQRT([.D5]))" office:value-type="float" office:value="0.062304762722787" calcext:value-type="float">
            <text:p>0.0623047627</text:p>
          </table:table-cell>
          <table:table-cell table:formula="of:=[.G5]/(2.355*SQRT([.D5]-[.E5]))" office:value-type="float" office:value="0.0656282132089465" calcext:value-type="float">
            <text:p>0.0656282132</text:p>
          </table:table-cell>
          <table:table-cell table:formula="of:=[.G5]/[.F5]" office:value-type="float" office:value="0.235264483627204" calcext:value-type="float">
            <text:p>0.2352644836</text:p>
          </table:table-cell>
          <table:table-cell table:formula="of:=[.G5]/[.F5]^2*[.H5]" office:value-type="float" office:value="0.000738443215591534" calcext:value-type="float">
            <text:p>0.0007384432</text:p>
          </table:table-cell>
          <table:table-cell table:formula="of:=[.G5]/[.F5]^2*[.I5]" office:value-type="float" office:value="0.000777833133097172" calcext:value-type="float">
            <text:p>0.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.509</text:p>
          </table:table-cell>
          <table:table-cell office:value-type="float" office:value="0.0004" calcext:value-type="float">
            <text:p>0.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F5]" office:value-type="float" office:value="19.85" calcext:value-type="float">
            <text:p>19.85</text:p>
          </table:table-cell>
          <table:table-cell table:style-name="ce4" table:formula="of:=[.H5]" office:value-type="float" office:value="0.062304762722787" calcext:value-type="float">
            <text:p>0.06</text:p>
          </table:table-cell>
          <table:table-cell table:style-name="ce4" table:formula="of:=[.$O$5]*[.S5]+[.$O$6]" office:value-type="float" office:value="30.78865" calcext:value-type="float">
            <text:p>30.79</text:p>
          </table:table-cell>
          <table:table-cell table:style-name="ce4" table:formula="of:=[.$O$5]*[.T5]+[.S5]*[.$P$5]+[.$P$6]" office:value-type="float" office:value="0.143957886948686" calcext:value-type="float">
            <text:p>0.14</text:p>
          </table:table-cell>
          <table:table-cell table:style-name="ce4" table:formula="of:=ABS([.U5]-[.C5])/[.C5]*100" office:value-type="float" office:value="3.78546875" calcext:value-type="float">
            <text:p>3.79</text:p>
          </table:table-cell>
          <table:table-cell table:style-name="ce4" table:formula="of:=ABS([.U5]-[.C5])/[.V5]" office:value-type="float" office:value="8.41461364622413" calcext:value-type="float">
            <text:p>8.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O$5]*[.G5]+[.$O$6]" office:value-type="float" office:value="7.88203" calcext:value-type="float">
            <text:p>7.88203</text:p>
          </table:table-cell>
          <table:table-cell table:formula="of:=[.$P$5]*[.AB5]+[.$P$6]" office:value-type="float" office:value="0.045152812" calcext:value-type="float">
            <text:p>0.045152812</text:p>
          </table:table-cell>
          <table:table-cell table:formula="of:=[.U5]" office:value-type="float" office:value="30.78865" calcext:value-type="float">
            <text:p>30.78865</text:p>
          </table:table-cell>
          <table:table-cell table:formula="of:=[.V5]" office:value-type="float" office:value="0.143957886948686" calcext:value-type="float">
            <text:p>0.1439578869</text:p>
          </table:table-cell>
          <table:table-cell table:formula="of:=[.AB5]/[.AD5]" office:value-type="float" office:value="0.256004404220386" calcext:value-type="float">
            <text:p>0.2560044042</text:p>
          </table:table-cell>
          <table:table-cell table:style-name="ce5" table:formula="of:=[.AB5]/[.AD5]^2*[.AE5]+[.AC5]/[.AD5]" office:value-type="float" office:value="0.00266353559123651" calcext:value-type="float">
            <text:p>2.66E-03</text:p>
          </table:table-cell>
          <table:table-cell table:number-columns-repeated="3"/>
          <table:table-cell table:style-name="ce6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M5]" office:value-type="string" office:string-value="…" calcext:value-type="string">
            <text:p>…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.35</text:p>
          </table:table-cell>
          <table:table-cell table:number-columns-repeated="4"/>
          <table:table-cell table:formula="of:=[.G6]/(2.355*SQRT([.D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C6]" office:value-type="float" office:value="184.35" calcext:value-type="float">
            <text:p>184.35</text:p>
          </table:table-cell>
          <table:table-cell table:formula="of:=[.F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.3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.65</text:p>
          </table:table-cell>
          <table:table-cell table:number-columns-repeated="4"/>
          <table:table-cell table:formula="of:=[.G7]/(2.355*SQRT([.D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.65</text:p>
          </table:table-cell>
          <table:table-cell table:formula="of:=[.F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.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.8</text:p>
          </table:table-cell>
          <table:table-cell table:number-columns-repeated="4"/>
          <table:table-cell table:formula="of:=[.G8]/(2.355*SQRT([.D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.8</text:p>
          </table:table-cell>
          <table:table-cell table:formula="of:=[.F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.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.2</text:p>
          </table:table-cell>
          <table:table-cell table:number-columns-repeated="4"/>
          <table:table-cell table:formula="of:=[.G9]/(2.355*SQRT([.D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.2</text:p>
          </table:table-cell>
          <table:table-cell table:formula="of:=[.F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.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.4</text:p>
          </table:table-cell>
          <table:table-cell table:number-columns-repeated="4"/>
          <table:table-cell table:formula="of:=[.G10]/(2.355*SQRT([.D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.4</text:p>
          </table:table-cell>
          <table:table-cell table:formula="of:=[.F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.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.6</text:p>
          </table:table-cell>
          <table:table-cell table:number-columns-repeated="4"/>
          <table:table-cell table:formula="of:=[.G11]/(2.355*SQRT([.D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.6</text:p>
          </table:table-cell>
          <table:table-cell table:formula="of:=[.F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.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VER!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float" office:value="42.97" calcext:value-type="float">
            <text:p>42.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 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de erros e não vai influenciar o expoente no fit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.6632" calcext:value-type="float">
            <text:p>0.6632</text:p>
          </table:table-cell>
          <table:table-cell office:value-type="float" office:value="-1.287" calcext:value-type="float">
            <text:p>-1.28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6383" calcext:value-type="float">
            <text:p>0.06383</text:p>
          </table:table-cell>
          <table:table-cell table:formula="of:=1/[.B23]" office:value-type="float" office:value="1.50784077201448" calcext:value-type="float">
            <text:p>1.507840772</text:p>
          </table:table-cell>
          <table:table-cell table:formula="of:=-[.B23]*[.C23]" office:value-type="float" office:value="0.8535384" calcext:value-type="float">
            <text:p>0.8535384</text:p>
          </table:table-cell>
          <table:table-cell table:formula="of:=1/[.B23]/[.B23]*[.D23]" office:value-type="float" office:value="0.000404697915287359" calcext:value-type="float">
            <text:p>0.0004046979</text:p>
          </table:table-cell>
          <table:table-cell table:formula="of:=[.C23]*[.D23]+[.B23]*[.E23]" office:value-type="float" office:value="0.04210297" calcext:value-type="float">
            <text:p>0.04210297</text:p>
          </table:table-cell>
          <table:table-cell table:number-columns-repeated="1015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7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7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Miguel G</meta:initial-creator>
    <dc:creator>Goncalo Castro</dc:creator>
    <meta:creation-date>2015-10-12T12:14:13Z</meta:creation-date>
    <dc:date>2015-10-19T23:18:48.455916789</dc:date>
    <meta:editing-duration>PT55S</meta:editing-duration>
    <meta:editing-cycles>1</meta:editing-cycles>
    <meta:document-statistic meta:table-count="3" meta:cell-count="235" meta:object-count="0"/>
  </office:meta>
</office:document-meta>
</file>